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close-button {</text:p>
      <text:p text:style-name="Standard"><text:s text:c="2"/>position: absolute;</text:p>
      <text:p text:style-name="Standard"><text:s text:c="2"/>width: 21px;</text:p>
      <text:p text:style-name="Standard"><text:s text:c="2"/>height: 21px;</text:p>
      <text:p text:style-name="Standard"><text:s text:c="2"/>top: 9px;</text:p>
      <text:p text:style-name="Standard"><text:s text:c="2"/>right: 9px;<text:line-break/> <text:s/>padding: 0;</text:p>
      <text:p text:style-name="Standard"><text:s text:c="2"/>background-color: transparent;</text:p>
      <text:p text:style-name="Standard"><text:s text:c="2"/>border: none;</text:p>
      <text:p text:style-name="Standard"><text:s text:c="2"/>border-radius: 2px;</text:p>
      <text:p text:style-name="Standard"><text:s text:c="2"/>cursor: pointer;<text:line-break/>}<text:line-break/><text:line-break/>.close-button:before, .close-button:after <text:s/>{<text:line-break/> <text:s/>content: "";<text:line-break/> <text:s/>position: absolute;</text:p>
      <text:p text:style-name="Standard"><text:s text:c="2"/>top: 9px;</text:p>
      <text:p text:style-name="Standard"><text:s text:c="2"/>left: -3px;<text:line-break/> <text:s/>width: 27px;<text:line-break/> <text:s/>height: 4px;<text:line-break/> <text:s/>background: #ee3643;</text:p>
      <text:p text:style-name="Standard"><text:s text:c="2"/>border-radius: 2px;<text:line-break/>}</text:p>
      <text:p text:style-name="Standard"/>
      <text:p text:style-name="Standard">.close-button:before {</text:p>
      <text:p text:style-name="Standard"><text:s text:c="2"/>transform: rotate(45deg);</text:p>
      <text:p text:style-name="Standard">}</text:p>
      <text:p text:style-name="Standard"/>
      <text:p text:style-name="Standard">.close-button:after {</text:p>
      <text:p text:style-name="Standard"><text:s text:c="2"/>transform: rotate(-45deg);</text:p>
      <text:p text:style-name="Standard">}</text:p>
      <text:p text:style-name="Standard"/>
      <text:p text:style-name="Standard"/>
      <text:p text:style-name="Standard"/>
      <text:p text:style-name="Standard">.transport-list {</text:p>
      <text:p text:style-name="Standard"><text:s text:c="2"/>position: relative;<text:line-break/> <text:s/>padding-left: 36px;<text:line-break/> <text:s/>margin: 18px;</text:p>
      <text:p text:style-name="Standard"><text:s text:c="2"/>margin-left: 0px;<text:line-break/>}</text:p>
      <text:p text:style-name="Standard"/>
      <text:p text:style-name="Standard">.transport-list::before {</text:p>
      <text:p text:style-name="Standard"><text:s text:c="2"/>content: "";</text:p>
      <text:p text:style-name="Standard"><text:s text:c="2"/>position: absolute;</text:p>
      <text:p text:style-name="Standard"><text:s text:c="2"/>top: 9px;</text:p>
      <text:p text:style-name="Standard"><text:s text:c="2"/>left: 0px;</text:p>
      <text:p text:style-name="Standard"><text:s text:c="2"/>width: 25px;</text:p>
      <text:p text:style-name="Standard"><text:s text:c="2"/>height: 2px;</text:p>
      <text:p text:style-name="Standard"><text:s text:c="2"/>background: #ee3643;</text:p>
      <text:p text:style-name="Standard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 LibreOffice_project/7cbcfc562f6eb6708b5ff7d7397325de9e764452</meta:generator>
    <dc:date>2021-03-11T14:52:23.756000000</dc:date>
    <meta:editing-duration>PT1M20S</meta:editing-duration>
    <meta:editing-cycles>3</meta:editing-cycles>
    <meta:document-statistic meta:table-count="0" meta:image-count="0" meta:object-count="0" meta:page-count="1" meta:paragraph-count="31" meta:word-count="81" meta:character-count="705" meta:non-whitespace-character-count="591"/>
  </office:meta>
</office:document-meta>
</file>